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3ad39" officeooo:paragraph-rsid="0003ad39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fo:text-shadow="1pt 1pt" officeooo:rsid="0003ad39" officeooo:paragraph-rsid="0003ad39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32pt" officeooo:rsid="0003ad39" officeooo:paragraph-rsid="0003ad39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32pt" fo:text-shadow="1pt 1pt" officeooo:rsid="0003ad39" officeooo:paragraph-rsid="0003ad39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32pt" fo:text-shadow="1pt 1pt" officeooo:rsid="000cadce" officeooo:paragraph-rsid="000cadce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fo:font-size="28pt" officeooo:rsid="0003ad39" officeooo:paragraph-rsid="0003ad39" style:font-size-asian="28pt" style:font-size-complex="28pt"/>
    </style:style>
    <style:style style:name="P7" style:family="paragraph" style:parent-style-name="Standard">
      <style:paragraph-properties fo:text-align="start" style:justify-single-word="false"/>
      <style:text-properties fo:font-size="28pt" fo:font-weight="bold" officeooo:rsid="00051393" officeooo:paragraph-rsid="00051393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8pt" fo:font-weight="bold" officeooo:rsid="00051393" officeooo:paragraph-rsid="00150103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8pt" fo:font-weight="bold" officeooo:rsid="00051393" officeooo:paragraph-rsid="001e5874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8pt" officeooo:rsid="0003ad39" officeooo:paragraph-rsid="0003ad39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051393" officeooo:paragraph-rsid="00051393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officeooo:rsid="00051393" officeooo:paragraph-rsid="00150103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officeooo:rsid="00051393" officeooo:paragraph-rsid="001e5874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officeooo:rsid="000cadce" officeooo:paragraph-rsid="000cadce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8pt" officeooo:rsid="000cadce" officeooo:paragraph-rsid="0012165a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officeooo:rsid="000cadce" officeooo:paragraph-rsid="0012f17d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officeooo:rsid="000cadce" officeooo:paragraph-rsid="00150103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0cadce" officeooo:paragraph-rsid="0017d591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8pt" officeooo:rsid="000cadce" officeooo:paragraph-rsid="001bd279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0cadce" officeooo:paragraph-rsid="001e58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134f52" officeooo:paragraph-rsid="00134f52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1d18c7" officeooo:paragraph-rsid="001d18c7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1e5874" officeooo:paragraph-rsid="001e5874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eb9a5" officeooo:paragraph-rsid="001eb9a5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fo:font-weight="bold" officeooo:rsid="000cadce" officeooo:paragraph-rsid="0012f17d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fo:font-weight="bold" officeooo:rsid="000cadce" officeooo:paragraph-rsid="00150103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weight="bold" officeooo:rsid="000cadce" officeooo:paragraph-rsid="0016bf94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22pt" officeooo:rsid="000cadce" officeooo:paragraph-rsid="0012165a" style:font-size-asian="22pt" style:font-size-complex="22pt"/>
    </style:style>
    <style:style style:name="P29" style:family="paragraph" style:parent-style-name="Standard">
      <style:paragraph-properties fo:text-align="start" style:justify-single-word="false"/>
      <style:text-properties fo:font-size="22pt" fo:font-weight="bold" officeooo:rsid="000cadce" officeooo:paragraph-rsid="000cadce" style:font-size-asian="22pt" style:font-weight-asian="bold" style:font-size-complex="2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22pt" fo:font-weight="bold" officeooo:rsid="00150103" officeooo:paragraph-rsid="00150103" style:font-size-asian="22pt" style:font-weight-asian="bold" style:font-size-complex="2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22pt" fo:font-weight="bold" officeooo:rsid="001e5874" officeooo:paragraph-rsid="001e5874" style:font-size-asian="22pt" style:font-weight-asian="bold" style:font-size-complex="22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T1" style:family="text">
      <style:text-properties officeooo:rsid="000cadce"/>
    </style:style>
    <style:style style:name="T2" style:family="text">
      <style:text-properties officeooo:rsid="0012165a"/>
    </style:style>
    <style:style style:name="T3" style:family="text">
      <style:text-properties officeooo:rsid="0012f1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165a" style:font-weight-asian="bold" style:font-weight-complex="bold"/>
    </style:style>
    <style:style style:name="T6" style:family="text">
      <style:text-properties officeooo:rsid="00150103"/>
    </style:style>
    <style:style style:name="T7" style:family="text">
      <style:text-properties officeooo:rsid="001606ae"/>
    </style:style>
    <style:style style:name="T8" style:family="text">
      <style:text-properties officeooo:rsid="0017d591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officeooo:rsid="0019072e"/>
    </style:style>
    <style:style style:name="T12" style:family="text">
      <style:text-properties officeooo:rsid="001a6873"/>
    </style:style>
    <style:style style:name="T13" style:family="text">
      <style:text-properties officeooo:rsid="001ca796"/>
    </style:style>
    <style:style style:name="T14" style:family="text">
      <style:text-properties officeooo:rsid="001d18c7"/>
    </style:style>
    <style:style style:name="T15" style:family="text">
      <style:text-properties officeooo:rsid="001e5874"/>
    </style:style>
    <style:style style:name="T16" style:family="text">
      <style:text-properties fo:color="#7f0055" style:font-name="Monospace" fo:font-size="10pt" fo:font-weight="bold" style:font-size-asian="10pt" style:font-weight-asian="bold"/>
    </style:style>
    <style:style style:name="T17" style:family="text">
      <style:text-properties fo:color="#646464" style:font-name="Monospace" fo:font-size="10pt" style:font-size-asian="10pt"/>
    </style:style>
    <style:style style:name="T18" style:family="text">
      <style:text-properties fo:color="#6a3e3e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Sesión <text:span text:style-name="T1">4</text:span></text:p>
      <text:p text:style-name="P5">Java API y serialización</text:p>
      <text:p text:style-name="P3"/>
      <text:p text:style-name="P4"/>
      <text:p text:style-name="P3"/>
      <text:p text:style-name="P6">Experto Big Data</text:p>
      <text:p text:style-name="P6"/>
      <text:p text:style-name="P6"/>
      <text:p text:style-name="P6"/>
      <text:p text:style-name="P6"/>
      <text:p text:style-name="P6"/>
      <text:p text:style-name="P6"/>
      <text:p text:style-name="P10">Profesor: <text:span text:style-name="T1">Iván de Prado</text:span></text:p>
      <text:p text:style-name="P10">Alumno: David Suárez Caro</text:p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<text:span text:style-name="T1">Ejercicio 1</text:span>. <text:span text:style-name="T1">Histograma con Writables</text:span></text:p>
      <text:p text:style-name="P11"/>
      <text:p text:style-name="P14">Para este ejercicio hemos utilizado dos jobs MapReduce. El primero llamado CalculateMaxMin lo utilizamos para calcular como su propio nombre indica el máximo y el mínimo valor de entre todos los valores de entrada.</text:p>
      <text:p text:style-name="P14"/>
      <text:p text:style-name="P29">CalculateMaxMinJob</text:p>
      <text:p text:style-name="P16"/>
      <text:p text:style-name="P25">NumbersTuple:</text:p>
      <text:p text:style-name="P16">Writable propio que posteriormente utilizaremos. Se compone de dos DoubleWritable max y min respectivamente.</text:p>
      <text:p text:style-name="P16"/>
      <text:p text:style-name="P25">CalculateMaxMinDriver:</text:p>
      <text:p text:style-name="P16">Aquí configuramos el archivo de entrada y las clases Mapper y Reducer que vamos a utilizar (CalculateMaxMinMapper, CalculateMaxMinReducer).</text:p>
      <text:p text:style-name="P16"/>
      <text:p text:style-name="P16">También configuramos las salidas del Mapper (IntWritable, NumbersTuple) y del job (IntWritable, NumbersTuple).</text:p>
      <text:p text:style-name="P16"/>
      <text:p text:style-name="P25">CalculateMaxMinMapper:</text:p>
      <text:p text:style-name="P16">En este Mapper simplemente recibimos un (Text, NullWritable) y enviamos una nueva tupla formada por un IntWritable(1) y un Writable creado por nosotros llamado NumbersTuple el cual hemos explicado anteriormente.</text:p>
      <text:p text:style-name="P16"/>
      <text:p text:style-name="P25">CalculateMaxMinReducer:</text:p>
      <text:p text:style-name="P16">Se recibe un IntWritable, cuyo valor en este caso siempre es 1, para unificar todas las tuplas, y un iterable de NumbersTuple que contiene los máximos y los mínimos respectivamente. Todos estos se recorren para obtener el máximo y mínimo total de toda la secuencia de números procesada.</text:p>
      <text:p text:style-name="P14"/>
      <text:p text:style-name="P28"><text:soft-page-break/><text:span text:style-name="T5">Histogram</text:span><text:span text:style-name="T4">Job</text:span></text:p>
      <text:p text:style-name="P15"/>
      <text:p text:style-name="P25"><text:span text:style-name="T2">Histogram</text:span>Driver:</text:p>
      <text:p text:style-name="P16">Aquí configuramos <text:span text:style-name="T3">las tuplas de entrada</text:span> y las clases Mapper y Reducer que vamos a utilizar (<text:span text:style-name="T3">Histogram</text:span>Mapper, <text:span text:style-name="T3">Histogram</text:span>Reducer).</text:p>
      <text:p text:style-name="P16"/>
      <text:p text:style-name="P16">También configuramos las salidas del Mapper (IntWritable, IntWritable) y del job (IntWritable, IntWritable).</text:p>
      <text:p text:style-name="P16"/>
      <text:p text:style-name="P25"><text:span text:style-name="T2">Histogram</text:span>Mapper:</text:p>
      <text:p text:style-name="P21">Recibimos un DoubleWritable y procedemos al enrutamiento de números teniendo ya del job anterior el máximo y el mínimo y el numero de barras pasadas por parámetro.</text:p>
      <text:p text:style-name="P16"/>
      <text:p text:style-name="P25"><text:span text:style-name="T2">Histogram</text:span>Reducer:</text:p>
      <text:p text:style-name="P21">Muy sencillo en este caso calcula la suma del total de números que van a esa barra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8"><text:span text:style-name="T1">Ejercicio 2</text:span>. <text:span text:style-name="T6">Los amigos de mis amigos con Writables</text:span></text:p>
      <text:p text:style-name="P12"/>
      <text:p text:style-name="P17">Para este ejercicio hemos utilizado <text:span text:style-name="T6">un solo</text:span> job MapReduce <text:span text:style-name="T6">el cual hemos llamado Friends.</text:span></text:p>
      <text:p text:style-name="P17"/>
      <text:p text:style-name="P30">Friends</text:p>
      <text:p text:style-name="P17"/>
      <text:p text:style-name="P26"><text:span text:style-name="T6">Friend</text:span>sTuple:</text:p>
      <text:p text:style-name="P17">Writable propio que posteriormente utilizaremos. Se compone de dos <text:span text:style-name="T6">Text</text:span> <text:span text:style-name="T6">bool</text:span> y <text:span text:style-name="T6">friend</text:span> respectivamente.</text:p>
      <text:p text:style-name="P17"/>
      <text:p text:style-name="P26"><text:span text:style-name="T7">Friends</text:span>Driver:</text:p>
      <text:p text:style-name="P18">Aquí configuramos el archivo de entrada y las clases Mapper y Reducer que vamos a utilizar (<text:span text:style-name="T8">Friends</text:span>Mapper, <text:span text:style-name="T8">Friends</text:span>Reducer).</text:p>
      <text:p text:style-name="P17"/>
      <text:p text:style-name="P19">También configuramos las salidas del Mapper (<text:span text:style-name="T11">Text</text:span>, <text:span text:style-name="T12">Friends</text:span>Tuple) y del job (<text:span text:style-name="T11">Text</text:span>, <text:span text:style-name="T11">Text</text:span>).</text:p>
      <text:p text:style-name="P17"/>
      <text:p text:style-name="P27"><text:span text:style-name="T7">Friends</text:span>Mapper:</text:p>
      <text:p text:style-name="P17">En este Mapper simplemente recibimos un (Text, <text:span text:style-name="T13">Text</text:span>) <text:span text:style-name="T14">con la implicación A es amigo de B </text:span>y enviamos <text:span text:style-name="T14">dos nuevas </text:span>tupla<text:span text:style-name="T14">s</text:span> formada<text:span text:style-name="T14">s por (A, (true, B)) y (B, (false, A)) cuyos tipo son (Text, FriendsTuple).</text:span></text:p>
      <text:p text:style-name="P17"/>
      <text:p text:style-name="P27"><text:span text:style-name="T7">Friends</text:span>Reducer:</text:p>
      <text:p text:style-name="P22">En el reducer vamos añadiendo a dos listas (directRel y reverseRel) respectivamente que luego vamos recorriendo de manera conjunta para emitir los amigos de nuestros amigos.</text:p>
      <text:p text:style-name="P11"/>
      <text:p text:style-name="P11"/>
      <text:p text:style-name="P11"/>
      <text:p text:style-name="P9"><text:soft-page-break/><text:span text:style-name="T1">Ejercicio 3</text:span>. <text:span text:style-name="T15">Writables con comparadores eficientes</text:span></text:p>
      <text:p text:style-name="P13"/>
      <text:p text:style-name="P23">Para este ejercicio hemos heredado de la clase WritableComparator y hemos implementado el método compare.</text:p>
      <text:p text:style-name="P20"/>
      <text:p text:style-name="P31">NumbersTupleComparator</text:p>
      <text:p text:style-name="P13"/>
      <text:p text:style-name="P13"><text:span text:style-name="T16">public</text:span><text:span text:style-name="T9"> </text:span><text:span text:style-name="T16">class</text:span><text:span text:style-name="T9"> NumbersTupleComparator </text:span><text:span text:style-name="T16">extends</text:span><text:span text:style-name="T9"> WritableComparator{</text:span></text:p>
      <text:p text:style-name="P33"><text:tab/></text:p>
      <text:p text:style-name="P32"><text:span text:style-name="T9"><text:tab/></text:span><text:span text:style-name="T16">public</text:span><text:span text:style-name="T9"> NumbersTupleComparator(){</text:span></text:p>
      <text:p text:style-name="P32"><text:span text:style-name="T9"><text:s text:c="8"/></text:span><text:span text:style-name="T16">super</text:span><text:span text:style-name="T9">(NumbersTuple.</text:span><text:span text:style-name="T16">class</text:span><text:span text:style-name="T9">);</text:span></text:p>
      <text:p text:style-name="P33"><text:s text:c="4"/>}</text:p>
      <text:p text:style-name="P32"><text:span text:style-name="T9"><text:s text:c="4"/></text:span><text:span text:style-name="T17">@Override</text:span></text:p>
      <text:p text:style-name="P32"><text:span text:style-name="T9"><text:s text:c="4"/></text:span><text:span text:style-name="T16">public</text:span><text:span text:style-name="T9"> </text:span><text:span text:style-name="T16">int</text:span><text:span text:style-name="T9"> compare(</text:span><text:span text:style-name="T10">WritableComparable</text:span><text:span text:style-name="T9"> </text:span><text:span text:style-name="T18">o</text:span><text:span text:style-name="T9">,</text:span><text:span text:style-name="T10">WritableComparable</text:span><text:span text:style-name="T9"> </text:span><text:span text:style-name="T18">o2</text:span><text:span text:style-name="T9">){</text:span></text:p>
      <text:p text:style-name="P32"><text:span text:style-name="T9"><text:s text:c="8"/>NumbersTuple </text:span><text:span text:style-name="T18">m</text:span><text:span text:style-name="T9"> = (NumbersTuple)</text:span><text:span text:style-name="T18">o</text:span><text:span text:style-name="T9">;</text:span></text:p>
      <text:p text:style-name="P32"><text:span text:style-name="T9"><text:s text:c="8"/>NumbersTuple </text:span><text:span text:style-name="T18">m2</text:span><text:span text:style-name="T9"> = (NumbersTuple)</text:span><text:span text:style-name="T18">o2</text:span><text:span text:style-name="T9">;</text:span></text:p>
      <text:p text:style-name="P32"><text:span text:style-name="T9"><text:s text:c="8"/></text:span><text:span text:style-name="T16">int</text:span><text:span text:style-name="T9"> </text:span><text:span text:style-name="T18">cmp</text:span><text:span text:style-name="T9"> = </text:span><text:span text:style-name="T18">m</text:span><text:span text:style-name="T9">.getmax().compareTo(</text:span><text:span text:style-name="T18">m2</text:span><text:span text:style-name="T9">.getmax());</text:span></text:p>
      <text:p text:style-name="P32"><text:span text:style-name="T9"><text:s text:c="8"/></text:span><text:span text:style-name="T16">if</text:span><text:span text:style-name="T9"> (</text:span><text:span text:style-name="T18">cmp</text:span><text:span text:style-name="T9"> != 0) {</text:span></text:p>
      <text:p text:style-name="P32"><text:span text:style-name="T9"><text:tab/><text:tab/></text:span><text:span text:style-name="T16">return</text:span><text:span text:style-name="T9"> </text:span><text:span text:style-name="T18">cmp</text:span><text:span text:style-name="T9">;</text:span></text:p>
      <text:p text:style-name="P32"><text:span text:style-name="T9"><text:tab/><text:tab/>} </text:span><text:span text:style-name="T16">else</text:span></text:p>
      <text:p text:style-name="P32"><text:span text:style-name="T9"><text:tab/><text:tab/></text:span><text:span text:style-name="T16">return</text:span><text:span text:style-name="T9"> </text:span><text:span text:style-name="T18">m</text:span><text:span text:style-name="T9">.getmin().compareTo(</text:span><text:span text:style-name="T18">m2</text:span><text:span text:style-name="T9">.getmin());</text:span></text:p>
      <text:p text:style-name="P33"><text:s text:c="4"/>}</text:p>
      <text:p text:style-name="P33">}</text:p>
      <text:p text:style-name="P13"/>
      <text:p text:style-name="P13"/>
      <text:p text:style-name="P13"/>
      <text:p text:style-name="P31">FriendsTupleComparator</text:p>
      <text:p text:style-name="P13"/>
      <text:p text:style-name="P13"><text:span text:style-name="T16">public</text:span><text:span text:style-name="T9"> </text:span><text:span text:style-name="T16">class</text:span><text:span text:style-name="T9"> FriendsTupleComparator </text:span><text:span text:style-name="T16">extends</text:span><text:span text:style-name="T9"> WritableComparator{</text:span></text:p>
      <text:p text:style-name="P32"><text:span text:style-name="T9"><text:tab/></text:span><text:span text:style-name="T16">public</text:span><text:span text:style-name="T9"> FriendsTupleComparator(){</text:span></text:p>
      <text:p text:style-name="P32"><text:span text:style-name="T9"><text:s text:c="8"/></text:span><text:span text:style-name="T16">super</text:span><text:span text:style-name="T9">(FriendsTuple.</text:span><text:span text:style-name="T16">class</text:span><text:span text:style-name="T9">);</text:span></text:p>
      <text:p text:style-name="P33"><text:s text:c="4"/>}</text:p>
      <text:p text:style-name="P32"><text:span text:style-name="T9"><text:s text:c="4"/></text:span><text:span text:style-name="T17">@Override</text:span></text:p>
      <text:p text:style-name="P32"><text:span text:style-name="T9"><text:s text:c="4"/></text:span><text:span text:style-name="T16">public</text:span><text:span text:style-name="T9"> </text:span><text:span text:style-name="T16">int</text:span><text:span text:style-name="T9"> compare(</text:span><text:span text:style-name="T10">WritableComparable</text:span><text:span text:style-name="T9"> </text:span><text:span text:style-name="T18">o</text:span><text:span text:style-name="T9">,</text:span><text:span text:style-name="T10">WritableComparable</text:span><text:span text:style-name="T9"> </text:span><text:span text:style-name="T18">o2</text:span><text:span text:style-name="T9">){</text:span></text:p>
      <text:p text:style-name="P32"><text:span text:style-name="T9"><text:s text:c="4"/><text:tab/>FriendsTuple </text:span><text:span text:style-name="T18">m</text:span><text:span text:style-name="T9"> = (FriendsTuple)</text:span><text:span text:style-name="T18">o</text:span><text:span text:style-name="T9">;</text:span></text:p>
      <text:p text:style-name="P32"><text:span text:style-name="T9"><text:s text:c="4"/><text:tab/>FriendsTuple </text:span><text:span text:style-name="T18">m2</text:span><text:span text:style-name="T9"> = (FriendsTuple)</text:span><text:span text:style-name="T18">o2</text:span><text:span text:style-name="T9">;</text:span></text:p>
      <text:p text:style-name="P32"><text:span text:style-name="T9"><text:s text:c="8"/></text:span><text:span text:style-name="T16">int</text:span><text:span text:style-name="T9"> </text:span><text:span text:style-name="T18">cmp</text:span><text:span text:style-name="T9"> = </text:span><text:span text:style-name="T18">m</text:span><text:span text:style-name="T9">.getBool().compareTo(</text:span><text:span text:style-name="T18">m2</text:span><text:span text:style-name="T9">.getBool());</text:span></text:p>
      <text:p text:style-name="P32"><text:span text:style-name="T9"><text:s text:c="8"/></text:span><text:span text:style-name="T16">if</text:span><text:span text:style-name="T9"> (</text:span><text:span text:style-name="T18">cmp</text:span><text:span text:style-name="T9"> != 0) {</text:span></text:p>
      <text:p text:style-name="P32"><text:span text:style-name="T9"><text:tab/><text:tab/></text:span><text:span text:style-name="T16">return</text:span><text:span text:style-name="T9"> </text:span><text:span text:style-name="T18">cmp</text:span><text:span text:style-name="T9">;</text:span></text:p>
      <text:p text:style-name="P32"><text:span text:style-name="T9"><text:tab/><text:tab/>} </text:span><text:span text:style-name="T16">else</text:span></text:p>
      <text:p text:style-name="P32"><text:span text:style-name="T9"><text:tab/><text:tab/></text:span><text:span text:style-name="T16">return</text:span><text:span text:style-name="T9"> </text:span><text:span text:style-name="T18">m</text:span><text:span text:style-name="T9">.getFriend().compareTo(</text:span><text:span text:style-name="T18">m2</text:span><text:span text:style-name="T9">.getFriend());</text:span></text:p>
      <text:p text:style-name="P33"><text:s text:c="4"/>}</text:p>
      <text:p text:style-name="P33">}</text:p>
      <text:p text:style-name="P13"/>
      <text:p text:style-name="P13"/>
      <text:p text:style-name="P13"/>
      <text:p text:style-name="P24"><text:soft-page-break/>Github Repository: <text:a xlink:type="simple" xlink:href="https://github.com/davsuacar/Session4_HadoopJavaAPI" text:style-name="Internet_20_link" text:visited-style-name="Visited_20_Internet_20_Link">https://github.com/davsuacar/Session4_HadoopJavaAPI</text:a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20:18:49.964924348</meta:creation-date>
    <dc:date>2015-12-03T21:28:20.714642092</dc:date>
    <meta:editing-duration>PT48M49S</meta:editing-duration>
    <meta:editing-cycles>24</meta:editing-cycles>
    <meta:generator>LibreOffice/4.4.2.2$Linux_X86_64 LibreOffice_project/40m0$Build-2</meta:generator>
    <meta:document-statistic meta:table-count="0" meta:image-count="0" meta:object-count="0" meta:page-count="6" meta:paragraph-count="73" meta:word-count="503" meta:character-count="3888" meta:non-whitespace-character-count="3336"/>
  </office:meta>
</office:document-meta>
</file>